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5.6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119bd7" officeooo:paragraph-rsid="00119bd7"/>
    </style:style>
    <style:style style:name="P2" style:family="paragraph" style:parent-style-name="Text_20_body" style:list-style-name="L5">
      <style:text-properties officeooo:rsid="00119bd7" officeooo:paragraph-rsid="00119bd7"/>
    </style:style>
    <style:style style:name="P3" style:family="paragraph" style:parent-style-name="Text_20_body" style:list-style-name="L1">
      <style:text-properties officeooo:paragraph-rsid="00119bd7"/>
    </style:style>
    <style:style style:name="P4" style:family="paragraph" style:parent-style-name="Text_20_body" style:list-style-name="L5">
      <style:text-properties officeooo:paragraph-rsid="00119bd7"/>
    </style:style>
    <style:style style:name="P5" style:family="paragraph" style:parent-style-name="Text_20_body">
      <style:text-properties officeooo:rsid="0014974b" officeooo:paragraph-rsid="0014974b"/>
    </style:style>
    <style:style style:name="P6" style:family="paragraph" style:parent-style-name="Text_20_body">
      <style:text-properties officeooo:paragraph-rsid="0014974b"/>
    </style:style>
    <style:style style:name="P7" style:family="paragraph" style:parent-style-name="Text_20_body">
      <style:text-properties officeooo:rsid="00158f36" officeooo:paragraph-rsid="00158f36"/>
    </style:style>
    <style:style style:name="P8" style:family="paragraph" style:parent-style-name="Text_20_body" style:list-style-name="L6">
      <style:text-properties officeooo:paragraph-rsid="00119bd7"/>
    </style:style>
    <style:style style:name="P9" style:family="paragraph" style:parent-style-name="Preformatted_20_Text">
      <style:text-properties officeooo:rsid="00119bd7" officeooo:paragraph-rsid="00119bd7"/>
    </style:style>
    <style:style style:name="P10" style:family="paragraph" style:parent-style-name="Preformatted_20_Text" style:list-style-name="L2">
      <style:text-properties officeooo:rsid="00119bd7" officeooo:paragraph-rsid="00119bd7"/>
    </style:style>
    <style:style style:name="P11" style:family="paragraph" style:parent-style-name="Preformatted_20_Text" style:list-style-name="L4">
      <style:text-properties officeooo:rsid="00119bd7" officeooo:paragraph-rsid="00119bd7"/>
    </style:style>
    <style:style style:name="P12" style:family="paragraph" style:parent-style-name="Preformatted_20_Text" style:list-style-name="L4">
      <style:text-properties style:font-name="Liberation Serif" fo:font-size="12pt" officeooo:rsid="00119bd7" officeooo:paragraph-rsid="00119bd7" style:font-size-asian="12pt" style:font-size-complex="12pt"/>
    </style:style>
    <style:style style:name="P13" style:family="paragraph" style:parent-style-name="Preformatted_20_Text" style:list-style-name="L2">
      <style:text-properties style:font-name="Liberation Serif" fo:font-size="12pt" officeooo:rsid="00119bd7" officeooo:paragraph-rsid="00119bd7" style:font-size-asian="12pt" style:font-size-complex="12pt"/>
    </style:style>
    <style:style style:name="P14" style:family="paragraph" style:parent-style-name="Preformatted_20_Text" style:list-style-name="L3">
      <style:text-properties officeooo:paragraph-rsid="00119bd7"/>
    </style:style>
    <style:style style:name="P15" style:family="paragraph" style:parent-style-name="Preformatted_20_Text" style:list-style-name="L2">
      <style:text-properties fo:font-size="12pt" officeooo:paragraph-rsid="00119bd7" style:font-size-asian="12pt" style:font-size-complex="12pt"/>
    </style:style>
    <style:style style:name="P16" style:family="paragraph" style:parent-style-name="Table_20_Contents">
      <style:text-properties officeooo:rsid="00158f36" officeooo:paragraph-rsid="00158f36"/>
    </style:style>
    <style:style style:name="T1" style:family="text">
      <style:text-properties officeooo:rsid="00119bd7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19bd7" style:font-size-asian="12pt" style:font-size-complex="12pt"/>
    </style:style>
    <style:style style:name="T5" style:family="text">
      <style:text-properties style:font-name="Liberation Serif" fo:font-size="12pt" officeooo:rsid="00134860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6f06" style:font-style-asian="normal" style:font-style-complex="normal"/>
    </style:style>
    <style:style style:name="T9" style:family="text">
      <style:text-properties fo:font-style="normal" officeooo:rsid="0018ddad" style:font-style-asian="normal" style:font-style-complex="normal"/>
    </style:style>
    <style:style style:name="T10" style:family="text">
      <style:text-properties officeooo:rsid="0014974b"/>
    </style:style>
    <style:style style:name="T11" style:family="text">
      <style:text-properties officeooo:rsid="00158f36"/>
    </style:style>
    <style:style style:name="T12" style:family="text">
      <style:text-properties officeooo:rsid="0016b67f"/>
    </style:style>
    <style:style style:name="T13" style:family="text">
      <style:text-properties officeooo:rsid="0018ddad"/>
    </style:style>
    <style:style style:name="T14" style:family="text">
      <style:text-properties officeooo:rsid="0019488a"/>
    </style:style>
    <style:style style:name="T15" style:family="text">
      <style:text-properties officeooo:rsid="0019a65c"/>
    </style:style>
    <style:style style:name="T16" style:family="text">
      <style:text-properties officeooo:rsid="001b67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Необходимые навыки</text:h>
      <text:list xml:id="list3632524903319745892" text:style-name="L3">
        <text:list-item>
          <text:p text:style-name="P14"><text:span text:style-name="T4">пайка SMD компонентов, в т.ч. корпус с шагом </text:span><text:span text:style-name="T5">выводов</text:span><text:span text:style-name="T4"> 0.5мм</text:span></text:p>
        </text:list-item>
      </text:list>
      <text:h text:style-name="Heading_20_3" text:outline-level="3">Необходимые инструменты и софт</text:h>
      <text:list xml:id="list3121434362894169710" text:style-name="L2">
        <text:list-item>
          <text:p text:style-name="P13">altera USB blaster или клоны</text:p>
        </text:list-item>
        <text:list-item>
          <text:p text:style-name="P13">quartus programmer</text:p>
        </text:list-item>
        <text:list-item>
          <text:p text:style-name="P15"><text:span text:style-name="T2">pdf viewer (для просмотра документации)</text:span></text:p>
        </text:list-item>
        <text:list-item>
          <text:p text:style-name="P10"><text:span text:style-name="T3">libre(или open-)office calc, writer (для просмотра документации)</text:span></text:p>
        </text:list-item>
      </text:list>
      <text:h text:style-name="Heading_20_3" text:outline-level="3">Общие рекомендации</text:h>
      <text:list xml:id="list9127540693960691362" text:style-name="L4">
        <text:list-item>
          <text:p text:style-name="P12">соблюдайте полярность установки электролитических (в т.ч. танталовых конденсаторов). На плате плюсовой вывод обозначен усиком в меди.</text:p>
        </text:list-item>
        <text:list-item>
          <text:p text:style-name="P12">соблюдайте положение микросхем в корпусах SOIC и LQFP. На монтажной схеме угол с первым выводом микросхем LQFP обозначен чёрной точкой, на платах с шелкографией – той же точкой белого цвета. Также первый вывод обозначен треугольником в меди (для EPM3128 он указывает на 1ую ножку, для остальных -- “растёт” из 1ой ножки).</text:p>
        </text:list-item>
        <text:list-item>
          <text:p text:style-name="P11"><text:span text:style-name="T3">не путайте керамические конденсаторы, т.к. они не имеют обозначения номиналов на корпусе</text:span></text:p>
        </text:list-item>
      </text:list>
      <text:h text:style-name="Heading_20_3" text:outline-level="3">Рекомендуемый порядок сборки</text:h>
      <text:list xml:id="list3767328951670328215" text:style-name="L1">
        <text:list-item>
          <text:p text:style-name="P3"><text:span text:style-name="T1">Впаять все микросхемы в корпусах LQFP</text:span></text:p>
        </text:list-item>
        <text:list-item>
          <text:p text:style-name="P1">Впаять все конденсаторы на нижнем слое платы</text:p>
        </text:list-item>
        <text:list-item>
          <text:p text:style-name="P3"><text:span text:style-name="T1">Разъём MINI USB рекомендуется впаивать до впайки разъёма USB HOST</text:span></text:p>
        </text:list-item>
      </text:list>
      <text:list xml:id="list4950535086932145369" text:style-name="L6">
        <text:list-item>
          <text:p text:style-name="P8"><text:span text:style-name="T16">После пунктов 1 и 2 <text:tab/>порядок сборки произвольный, с учётом пункта 3.</text:span></text:p>
        </text:list-item>
      </text:list>
      <text:h text:style-name="Heading_20_3" text:outline-level="3">Детали, которые не требуется устанавливать <text:span text:style-name="T1">без специальной необходимости</text:span></text:h>
      <text:list xml:id="list1794029378747986477" text:style-name="L5">
        <text:list-item>
          <text:p text:style-name="P4"><text:span text:style-name="T1">Разъём XS2 (штыревой разъём ZX-BUS)</text:span></text:p>
        </text:list-item>
        <text:list-item>
          <text:p text:style-name="P2">Джамперы J1,J2,J3</text:p>
        </text:list-item>
        <text:list-item>
          <text:p text:style-name="P2">Резисторы R15, R16, R17</text:p>
        </text:list-item>
        <text:list-item>
          <text:p text:style-name="P2">Разъём X2 (штыревой разъём USB host), устанавливать следует при необходимости вынести разъём USB host на удаление от платы.</text:p>
        </text:list-item>
        <text:list-item>
          <text:p text:style-name="P2">оба компонента QZ1 и QZ2 – устанавливается <text:span text:style-name="T6">ТОЛЬКО ОДИН ИЗ НИХ </text:span><text:span text:style-name="T7">(любой, тот что есть в наличии)</text:span>.</text:p>
        </text:list-item>
        <text:list-item>
          <text:p text:style-name="P2">оба резистора R18, R19 – устанавливается <text:span text:style-name="T6">ТОЛЬКО ОДИН ИЗ НИХ </text:span><text:span text:style-name="T7">(в зависимости от того, какое напряжение питания требует установленный генератор 48 М</text:span><text:span text:style-name="T9">Г</text:span><text:span text:style-name="T7">ц: </text:span><text:span text:style-name="T9">QZ1 или QZ2</text:span><text:span text:style-name="T7">). Примечание: нужный резистор </text:span><text:span text:style-name="T8">(R18 или R19)</text:span><text:span text:style-name="T7"> можно заменить мостиком припоя.</text:span></text:p>
        </text:list-item>
        <text:list-item>
          <text:p text:style-name="P2"><text:span text:style-name="T7">оба резистора R32, R33 – устанавливается </text:span><text:span text:style-name="T6">ТОЛЬКО ОДИН ИЗ НИХ</text:span><text:span text:style-name="T7"> (в зависимости от того, какой генератор установлен: QZ1 или QZ2)</text:span></text:p>
        </text:list-item>
      </text:list>
      <text:h text:style-name="Heading_20_3" text:outline-level="3"><text:soft-page-break/>Действия после сборки</text:h>
      <text:p text:style-name="P5">После сборки и проверки отсутствия замыканий и непропаев необходимо зашить прошивку в м/cx EPM3128<text:span text:style-name="T11">A</text:span>. Для этого следует вставить плату в ZX-BUS, подсоединить программатор <text:span text:style-name="T13">USB</text:span> blaster, подать питание на ZX-BUS, после чего можно приступать к прошивке. В платах ревизии C4 предусмотрены отверстия для штырей, через которые можно подать питание 5в на плату и зашить EPM3128<text:span text:style-name="T11">A</text:span>, не вставляя всю плату в ZX-BUS.</text:p>
      <text:p text:style-name="P6"><text:span text:style-name="T10">На платах более ранних ревизий (C, C3) подать питание для автономной прошивки можно через соответствующие отверстия для разъёма XS2.</text:span></text:p>
      <text:h text:style-name="Heading_20_3" text:outline-level="3">Отличия плат разных ревизий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rev.A, rev.B</text:p>
          </table:table-cell>
          <table:table-cell table:style-name="Table1.B1" office:value-type="string">
            <text:p text:style-name="P16">Инженерные образцы, содержат различные ошибки и недоработки; не распространялись.</text:p>
          </table:table-cell>
        </table:table-row>
        <table:table-row>
          <table:table-cell table:style-name="Table1.A2" office:value-type="string">
            <text:p text:style-name="P16">rev.C</text:p>
          </table:table-cell>
          <table:table-cell table:style-name="Table1.B2" office:value-type="string">
            <text:p text:style-name="P16">Первая ревизия, пригодная для распространения. Отличительная особенность – компоненты R31 и C33 установлены под углом 45 градусов.</text:p>
          </table:table-cell>
        </table:table-row>
        <table:table-row>
          <table:table-cell table:style-name="Table1.A2" office:value-type="string">
            <text:p text:style-name="P16">rev.C3</text:p>
          </table:table-cell>
          <table:table-cell table:style-name="Table1.B2" office:value-type="string">
            <text:p text:style-name="P16">Отсутствует футпринт под генератор в корпусе 5x3мм (QZ2), а также элементы R33 <text:span text:style-name="T12">и</text:span> C34. R32 имеет отличную от rev.C и rev.C4 ориентацию. <text:span text:style-name="T13">R31 не имеет ориентации по углом 45 градусов.</text:span></text:p>
          </table:table-cell>
        </table:table-row>
        <table:table-row>
          <table:table-cell table:style-name="Table1.A2" office:value-type="string">
            <text:p text:style-name="P16">rev.C4</text:p>
          </table:table-cell>
          <table:table-cell table:style-name="Table1.B2" office:value-type="string">
            <text:p text:style-name="P16">Присутствуют футпринты под оба генератора <text:span text:style-name="T12">как в rev.C</text:span>, <text:span text:style-name="T12">но</text:span> R31 и C33 имеют отличную от rev.C ориентацию (не под углом 45 градусов). Номиналы и номера компонентов в слое шелкографии (если присутствует) стоят рядом с компонентами. Именно эта ревизия изображена на монтажных схемах.</text:p>
          </table:table-cell>
        </table:table-row>
      </table:table>
      <text:p text:style-name="P7">Принципиальных отличий между ревизиями rev.C, rev.C3 и rev.C4 нет, они одинаковы <text:span text:style-name="T15">по схеме соединений,</text:span> по функциональности, имеют одну и ту же прошивку EPM3128A. Положения элементов, за исключением указанных в таблице, не отличаются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3:10:26.022013208</dc:date>
    <dc:creator>lvd </dc:creator>
    <meta:generator>LibreOffice/4.2.8.2$Linux_X86_64 LibreOffice_project/420m0$Build-2</meta:generator>
    <meta:editing-duration>PT21M14S</meta:editing-duration>
    <meta:editing-cycles>9</meta:editing-cycles>
    <meta:document-statistic meta:table-count="1" meta:image-count="0" meta:object-count="0" meta:page-count="2" meta:paragraph-count="37" meta:word-count="498" meta:character-count="3315" meta:non-whitespace-character-count="2867"/>
  </office:meta>
</office:document-meta>
</file>